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Mono" officeooo:rsid="000b5209" officeooo:paragraph-rsid="000b5209"/>
    </style:style>
    <style:style style:name="P2" style:family="paragraph" style:parent-style-name="Standard">
      <style:text-properties style:font-name="FreeMono" officeooo:rsid="000b5209" officeooo:paragraph-rsid="000da810"/>
    </style:style>
    <style:style style:name="P3" style:family="paragraph" style:parent-style-name="Standard">
      <style:text-properties style:font-name="FreeMono" officeooo:rsid="000c57c6" officeooo:paragraph-rsid="000c57c6"/>
    </style:style>
    <style:style style:name="P4" style:family="paragraph" style:parent-style-name="Standard">
      <style:text-properties style:font-name="FreeMono" officeooo:rsid="000f3134" officeooo:paragraph-rsid="000f3134"/>
    </style:style>
    <style:style style:name="P5" style:family="paragraph" style:parent-style-name="Standard">
      <style:text-properties style:font-name="FreeMono" officeooo:rsid="000f7e64" officeooo:paragraph-rsid="000f7e64"/>
    </style:style>
    <style:style style:name="P6" style:family="paragraph" style:parent-style-name="Standard">
      <style:text-properties style:font-name="FreeMono" officeooo:rsid="00123122" officeooo:paragraph-rsid="001699fb"/>
    </style:style>
    <style:style style:name="P7" style:family="paragraph" style:parent-style-name="Standard">
      <style:text-properties style:font-name="FreeMono" officeooo:rsid="001699fb" officeooo:paragraph-rsid="001699fb"/>
    </style:style>
    <style:style style:name="P8" style:family="paragraph" style:parent-style-name="Standard">
      <style:text-properties style:font-name="FreeMono" officeooo:rsid="00174a56" officeooo:paragraph-rsid="00174a56"/>
    </style:style>
    <style:style style:name="P9" style:family="paragraph" style:parent-style-name="Standard">
      <style:text-properties style:font-name="FreeMono" officeooo:rsid="001786f8" officeooo:paragraph-rsid="001debd5"/>
    </style:style>
    <style:style style:name="P10" style:family="paragraph" style:parent-style-name="Standard">
      <style:text-properties style:font-name="FreeMono" officeooo:rsid="00187283" officeooo:paragraph-rsid="00187283"/>
    </style:style>
    <style:style style:name="P11" style:family="paragraph" style:parent-style-name="Standard">
      <style:text-properties style:font-name="FreeMono" officeooo:rsid="001da52a" officeooo:paragraph-rsid="001da52a"/>
    </style:style>
    <style:style style:name="P12" style:family="paragraph" style:parent-style-name="Standard">
      <style:text-properties style:font-name="FreeMono" officeooo:rsid="001da52a" officeooo:paragraph-rsid="00254575"/>
    </style:style>
    <style:style style:name="P13" style:family="paragraph" style:parent-style-name="Standard">
      <style:text-properties style:font-name="FreeMono" officeooo:rsid="001e4c2f" officeooo:paragraph-rsid="002047fe"/>
    </style:style>
    <style:style style:name="P14" style:family="paragraph" style:parent-style-name="Standard">
      <style:text-properties style:font-name="FreeMono" officeooo:rsid="002047fe" officeooo:paragraph-rsid="002047fe"/>
    </style:style>
    <style:style style:name="P15" style:family="paragraph" style:parent-style-name="Standard">
      <style:text-properties style:font-name="FreeMono" officeooo:rsid="002047fe" officeooo:paragraph-rsid="002457a2"/>
    </style:style>
    <style:style style:name="P16" style:family="paragraph" style:parent-style-name="Standard">
      <style:text-properties style:font-name="FreeMono" officeooo:rsid="00290a2b" officeooo:paragraph-rsid="001da52a"/>
    </style:style>
    <style:style style:name="P17" style:family="paragraph" style:parent-style-name="Standard">
      <style:text-properties style:font-name="FreeMono" officeooo:rsid="00290a2b" officeooo:paragraph-rsid="00290a2b"/>
    </style:style>
    <style:style style:name="P18" style:family="paragraph" style:parent-style-name="Standard">
      <style:text-properties style:font-name="FreeMono" officeooo:rsid="00290a2b" officeooo:paragraph-rsid="00310e33"/>
    </style:style>
    <style:style style:name="P19" style:family="paragraph" style:parent-style-name="Standard">
      <style:text-properties style:font-name="FreeMono" fo:font-weight="bold" officeooo:rsid="000c57c6" officeooo:paragraph-rsid="000c57c6" style:font-weight-asian="bold" style:font-weight-complex="bold"/>
    </style:style>
    <style:style style:name="P20" style:family="paragraph" style:parent-style-name="Standard">
      <style:text-properties style:font-name="FreeMono" fo:font-weight="bold" officeooo:rsid="000f3134" officeooo:paragraph-rsid="000f3134" style:font-weight-asian="bold" style:font-weight-complex="bold"/>
    </style:style>
    <style:style style:name="P21" style:family="paragraph" style:parent-style-name="Standard">
      <style:text-properties style:font-name="FreeMono" fo:font-weight="bold" officeooo:rsid="001699fb" officeooo:paragraph-rsid="001699fb" style:font-weight-asian="bold" style:font-weight-complex="bold"/>
    </style:style>
    <style:style style:name="P22" style:family="paragraph" style:parent-style-name="Standard">
      <style:text-properties style:font-name="FreeMono" fo:font-weight="bold" officeooo:rsid="00292ab2" officeooo:paragraph-rsid="00292ab2" style:font-weight-asian="bold" style:font-weight-complex="bold"/>
    </style:style>
    <style:style style:name="P23" style:family="paragraph" style:parent-style-name="Standard">
      <style:text-properties style:font-name="FreeMono" fo:font-weight="bold" officeooo:rsid="002cf7d3" officeooo:paragraph-rsid="002cf7d3" style:font-weight-asian="bold" style:font-weight-complex="bold"/>
    </style:style>
    <style:style style:name="P24" style:family="paragraph" style:parent-style-name="Standard">
      <style:text-properties style:font-name="FreeMono" fo:font-weight="bold" officeooo:rsid="00522fc5" officeooo:paragraph-rsid="00522fc5" style:font-weight-asian="bold" style:font-weight-complex="bold"/>
    </style:style>
    <style:style style:name="P25" style:family="paragraph" style:parent-style-name="Standard">
      <style:text-properties style:font-name="FreeMono" officeooo:rsid="00310e33" officeooo:paragraph-rsid="00310e33"/>
    </style:style>
    <style:style style:name="P26" style:family="paragraph" style:parent-style-name="Standard">
      <style:text-properties style:font-name="FreeMono" officeooo:rsid="0041791a" officeooo:paragraph-rsid="0041791a"/>
    </style:style>
    <style:style style:name="P27" style:family="paragraph" style:parent-style-name="Standard">
      <style:text-properties style:font-name="FreeMono" officeooo:rsid="0041791a" officeooo:paragraph-rsid="0042615b"/>
    </style:style>
    <style:style style:name="P28" style:family="paragraph" style:parent-style-name="Standard">
      <style:text-properties style:font-name="FreeMono" officeooo:rsid="0041791a" officeooo:paragraph-rsid="004a99aa"/>
    </style:style>
    <style:style style:name="P29" style:family="paragraph" style:parent-style-name="Standard">
      <style:text-properties style:font-name="FreeMono" officeooo:rsid="004cbf22" officeooo:paragraph-rsid="004cbf22"/>
    </style:style>
    <style:style style:name="P30" style:family="paragraph" style:parent-style-name="Standard">
      <style:text-properties style:font-name="FreeMono" officeooo:rsid="004db953" officeooo:paragraph-rsid="004db953"/>
    </style:style>
    <style:style style:name="P31" style:family="paragraph" style:parent-style-name="Standard">
      <style:text-properties style:font-name="FreeMono" officeooo:rsid="004e163f" officeooo:paragraph-rsid="004e163f"/>
    </style:style>
    <style:style style:name="P32" style:family="paragraph" style:parent-style-name="Standard">
      <style:text-properties style:font-name="FreeMono" officeooo:rsid="0052a839" officeooo:paragraph-rsid="0052a839"/>
    </style:style>
    <style:style style:name="P33" style:family="paragraph" style:parent-style-name="Standard">
      <style:text-properties style:font-name="FreeMono" officeooo:rsid="004e163f" officeooo:paragraph-rsid="0054780c"/>
    </style:style>
    <style:style style:name="P34" style:family="paragraph" style:parent-style-name="Standard">
      <style:text-properties style:font-name="FreeMono" officeooo:rsid="005a4771" officeooo:paragraph-rsid="005a4771"/>
    </style:style>
    <style:style style:name="P35" style:family="paragraph" style:parent-style-name="Standard">
      <style:text-properties style:font-name="FreeMono" officeooo:rsid="005bc241" officeooo:paragraph-rsid="005bc241"/>
    </style:style>
    <style:style style:name="P36" style:family="paragraph" style:parent-style-name="Standard">
      <style:text-properties style:font-name="FreeMono" officeooo:rsid="005bc241" officeooo:paragraph-rsid="005deeb3"/>
    </style:style>
    <style:style style:name="P37" style:family="paragraph" style:parent-style-name="Standard">
      <style:text-properties style:font-name="FreeMono" fo:font-style="normal" officeooo:rsid="03f83b1e" officeooo:paragraph-rsid="005deeb3" style:font-style-asian="normal" style:font-style-complex="normal"/>
    </style:style>
    <style:style style:name="P38" style:family="paragraph" style:parent-style-name="Standard">
      <style:text-properties style:font-name="FreeMono" fo:font-style="normal" officeooo:rsid="03d6eedc" officeooo:paragraph-rsid="0070de98" style:font-style-asian="normal" style:font-style-complex="normal"/>
    </style:style>
    <style:style style:name="P39" style:family="paragraph" style:parent-style-name="Standard">
      <style:text-properties style:font-name="FreeMono" fo:font-style="normal" officeooo:rsid="00685d83" officeooo:paragraph-rsid="00750505" style:font-style-asian="normal" style:font-style-complex="normal"/>
    </style:style>
    <style:style style:name="P40" style:family="paragraph" style:parent-style-name="Standard">
      <style:text-properties style:font-name="FreeMono" officeooo:rsid="005deeb3" officeooo:paragraph-rsid="005deeb3"/>
    </style:style>
    <style:style style:name="P41" style:family="paragraph" style:parent-style-name="Standard">
      <style:text-properties style:font-name="FreeMono" officeooo:rsid="005ea8b9" officeooo:paragraph-rsid="005ea8b9"/>
    </style:style>
    <style:style style:name="P42" style:family="paragraph" style:parent-style-name="Standard">
      <style:text-properties style:font-name="FreeMono" officeooo:rsid="00627344" officeooo:paragraph-rsid="00627344"/>
    </style:style>
    <style:style style:name="P43" style:family="paragraph" style:parent-style-name="Standard">
      <style:text-properties style:font-name="FreeMono" officeooo:rsid="00627344" officeooo:paragraph-rsid="0064dda6"/>
    </style:style>
    <style:style style:name="P44" style:family="paragraph" style:parent-style-name="Standard">
      <style:text-properties style:font-name="FreeMono" officeooo:rsid="00627344" officeooo:paragraph-rsid="0070de98"/>
    </style:style>
    <style:style style:name="P45" style:family="paragraph" style:parent-style-name="Standard">
      <style:text-properties style:font-name="FreeMono" officeooo:rsid="006674dc" officeooo:paragraph-rsid="006674dc"/>
    </style:style>
    <style:style style:name="P46" style:family="paragraph" style:parent-style-name="Standard">
      <style:text-properties style:font-name="FreeMono" officeooo:rsid="00685d83" officeooo:paragraph-rsid="00685d83"/>
    </style:style>
    <style:style style:name="P47" style:family="paragraph" style:parent-style-name="Standard">
      <style:text-properties style:font-name="FreeMono" officeooo:rsid="00685d83" officeooo:paragraph-rsid="006cee85"/>
    </style:style>
    <style:style style:name="P48" style:family="paragraph" style:parent-style-name="Standard">
      <style:text-properties style:font-name="FreeMono" officeooo:rsid="00685d83" officeooo:paragraph-rsid="0073471a"/>
    </style:style>
    <style:style style:name="P49" style:family="paragraph" style:parent-style-name="Standard">
      <style:text-properties style:font-name="FreeMono" officeooo:rsid="006af1e9" officeooo:paragraph-rsid="006af1e9"/>
    </style:style>
    <style:style style:name="P50" style:family="paragraph" style:parent-style-name="Standard">
      <style:text-properties style:font-name="FreeMono" fo:font-weight="bold" officeooo:rsid="006cee85" officeooo:paragraph-rsid="006cee85" style:font-weight-asian="bold" style:font-weight-complex="bold"/>
    </style:style>
    <style:style style:name="P51" style:family="paragraph" style:parent-style-name="Standard">
      <style:text-properties style:font-name="FreeMono" officeooo:rsid="006fb55d" officeooo:paragraph-rsid="006fb55d"/>
    </style:style>
    <style:style style:name="P52" style:family="paragraph" style:parent-style-name="Standard">
      <style:text-properties style:font-name="FreeMono" officeooo:rsid="00718537" officeooo:paragraph-rsid="00718537"/>
    </style:style>
    <style:style style:name="P53" style:family="paragraph" style:parent-style-name="Standard">
      <style:text-properties style:font-name="FreeMono" fo:font-weight="normal" officeooo:rsid="0075d908" officeooo:paragraph-rsid="0075d908" style:font-weight-asian="normal" style:font-weight-complex="normal"/>
    </style:style>
    <style:style style:name="P54" style:family="paragraph" style:parent-style-name="Standard">
      <style:text-properties style:font-name="FreeMono" fo:font-weight="normal" officeooo:rsid="0075d908" officeooo:paragraph-rsid="0093b700" style:font-weight-asian="normal" style:font-weight-complex="normal"/>
    </style:style>
    <style:style style:name="P55" style:family="paragraph" style:parent-style-name="Standard">
      <style:text-properties style:font-name="FreeMono" fo:font-weight="normal" officeooo:rsid="00784bc0" officeooo:paragraph-rsid="00b25962" style:font-weight-asian="normal" style:font-weight-complex="normal"/>
    </style:style>
    <style:style style:name="P56" style:family="paragraph" style:parent-style-name="Standard">
      <style:text-properties style:font-name="FreeMono" fo:font-weight="normal" officeooo:rsid="0078eb0c" officeooo:paragraph-rsid="00784bc0" style:font-weight-asian="normal" style:font-weight-complex="normal"/>
    </style:style>
    <style:style style:name="P57" style:family="paragraph" style:parent-style-name="Standard">
      <style:text-properties style:font-name="FreeMono" fo:font-weight="normal" officeooo:rsid="0078eb0c" officeooo:paragraph-rsid="00b25962" style:font-weight-asian="normal" style:font-weight-complex="normal"/>
    </style:style>
    <style:style style:name="P58" style:family="paragraph" style:parent-style-name="Standard">
      <style:text-properties style:font-name="FreeMono" fo:font-weight="normal" officeooo:rsid="0093da40" officeooo:paragraph-rsid="0093da40" style:font-weight-asian="normal" style:font-weight-complex="normal"/>
    </style:style>
    <style:style style:name="P59" style:family="paragraph" style:parent-style-name="Standard">
      <style:text-properties style:font-name="FreeMono" fo:font-weight="normal" officeooo:rsid="0093da40" officeooo:paragraph-rsid="009409cb" style:font-weight-asian="normal" style:font-weight-complex="normal"/>
    </style:style>
    <style:style style:name="P60" style:family="paragraph" style:parent-style-name="Standard">
      <style:text-properties style:font-name="FreeMono" fo:font-weight="normal" officeooo:rsid="0093da40" officeooo:paragraph-rsid="00c02184" style:font-weight-asian="normal" style:font-weight-complex="normal"/>
    </style:style>
    <style:style style:name="P61" style:family="paragraph" style:parent-style-name="Standard">
      <style:text-properties style:font-name="FreeMono" fo:font-weight="normal" officeooo:rsid="009409cb" officeooo:paragraph-rsid="009409cb" style:font-weight-asian="normal" style:font-weight-complex="normal"/>
    </style:style>
    <style:style style:name="P62" style:family="paragraph" style:parent-style-name="Standard">
      <style:text-properties style:font-name="FreeMono" fo:font-weight="normal" officeooo:rsid="009409cb" officeooo:paragraph-rsid="00a9be46" style:font-weight-asian="normal" style:font-weight-complex="normal"/>
    </style:style>
    <style:style style:name="P63" style:family="paragraph" style:parent-style-name="Standard">
      <style:text-properties style:font-name="FreeMono" fo:font-weight="normal" officeooo:rsid="009409cb" officeooo:paragraph-rsid="00b92f1f" style:font-weight-asian="normal" style:font-weight-complex="normal"/>
    </style:style>
    <style:style style:name="P64" style:family="paragraph" style:parent-style-name="Standard">
      <style:text-properties style:font-name="FreeMono" fo:font-weight="normal" officeooo:rsid="009624f6" officeooo:paragraph-rsid="009cff1c" style:font-weight-asian="normal" style:font-weight-complex="normal"/>
    </style:style>
    <style:style style:name="P65" style:family="paragraph" style:parent-style-name="Standard">
      <style:text-properties style:font-name="FreeMono" fo:font-weight="normal" officeooo:rsid="009cff1c" officeooo:paragraph-rsid="009cff1c" style:font-weight-asian="normal" style:font-weight-complex="normal"/>
    </style:style>
    <style:style style:name="P66" style:family="paragraph" style:parent-style-name="Standard">
      <style:text-properties style:font-name="FreeMono" fo:font-weight="normal" officeooo:rsid="009cff1c" officeooo:paragraph-rsid="00a63e67" style:font-weight-asian="normal" style:font-weight-complex="normal"/>
    </style:style>
    <style:style style:name="P67" style:family="paragraph" style:parent-style-name="Standard">
      <style:text-properties style:font-name="FreeMono" fo:font-weight="normal" officeooo:rsid="009dbfad" officeooo:paragraph-rsid="009dbfad" style:font-weight-asian="normal" style:font-weight-complex="normal"/>
    </style:style>
    <style:style style:name="P68" style:family="paragraph" style:parent-style-name="Standard">
      <style:text-properties style:font-name="FreeMono" fo:font-weight="normal" officeooo:rsid="009dbfad" officeooo:paragraph-rsid="00a2c292" style:font-weight-asian="normal" style:font-weight-complex="normal"/>
    </style:style>
    <style:style style:name="P69" style:family="paragraph" style:parent-style-name="Standard">
      <style:text-properties style:font-name="FreeMono" fo:font-weight="normal" officeooo:rsid="009dbfad" officeooo:paragraph-rsid="00b92f1f" style:font-weight-asian="normal" style:font-weight-complex="normal"/>
    </style:style>
    <style:style style:name="P70" style:family="paragraph" style:parent-style-name="Standard">
      <style:text-properties style:font-name="FreeMono" fo:font-weight="normal" officeooo:rsid="00a2713a" officeooo:paragraph-rsid="00a2713a" style:font-weight-asian="normal" style:font-weight-complex="normal"/>
    </style:style>
    <style:style style:name="P71" style:family="paragraph" style:parent-style-name="Standard">
      <style:text-properties style:font-name="FreeMono" fo:font-weight="normal" officeooo:rsid="00a343ec" officeooo:paragraph-rsid="00a343ec" style:font-weight-asian="normal" style:font-weight-complex="normal"/>
    </style:style>
    <style:style style:name="P72" style:family="paragraph" style:parent-style-name="Standard">
      <style:text-properties style:font-name="FreeMono" fo:font-weight="normal" officeooo:rsid="00a5e48c" officeooo:paragraph-rsid="00b92f1f" style:font-weight-asian="normal" style:font-weight-complex="normal"/>
    </style:style>
    <style:style style:name="P73" style:family="paragraph" style:parent-style-name="Standard">
      <style:text-properties style:font-name="FreeMono" fo:font-weight="normal" officeooo:rsid="00a9be46" officeooo:paragraph-rsid="00af3551" style:font-weight-asian="normal" style:font-weight-complex="normal"/>
    </style:style>
    <style:style style:name="P74" style:family="paragraph" style:parent-style-name="Standard">
      <style:text-properties style:font-name="FreeMono" fo:font-weight="normal" officeooo:rsid="00a9be46" officeooo:paragraph-rsid="00b92f1f" style:font-weight-asian="normal" style:font-weight-complex="normal"/>
    </style:style>
    <style:style style:name="P75" style:family="paragraph" style:parent-style-name="Standard">
      <style:text-properties style:font-name="FreeMono" fo:font-weight="normal" officeooo:rsid="00b25962" officeooo:paragraph-rsid="00b92f1f" style:font-weight-asian="normal" style:font-weight-complex="normal"/>
    </style:style>
    <style:style style:name="P76" style:family="paragraph" style:parent-style-name="Standard">
      <style:text-properties style:font-name="FreeMono" fo:font-weight="normal" officeooo:rsid="00b4f977" officeooo:paragraph-rsid="00b4f977" style:font-weight-asian="normal" style:font-weight-complex="normal"/>
    </style:style>
    <style:style style:name="P77" style:family="paragraph" style:parent-style-name="Standard">
      <style:text-properties style:font-name="FreeMono" officeooo:rsid="000f7e64" officeooo:paragraph-rsid="007d59d9"/>
    </style:style>
    <style:style style:name="P78" style:family="paragraph" style:parent-style-name="Standard">
      <style:text-properties style:font-name="FreeMono" officeooo:rsid="007d59d9" officeooo:paragraph-rsid="007d59d9"/>
    </style:style>
    <style:style style:name="P79" style:family="paragraph" style:parent-style-name="Standard">
      <style:text-properties style:font-name="FreeMono" officeooo:rsid="007dd2b5" officeooo:paragraph-rsid="007dd2b5"/>
    </style:style>
    <style:style style:name="P80" style:family="paragraph" style:parent-style-name="Standard">
      <style:text-properties style:font-name="FreeMono" officeooo:rsid="0012e1c5" officeooo:paragraph-rsid="001699fb"/>
    </style:style>
    <style:style style:name="P81" style:family="paragraph" style:parent-style-name="Standard">
      <style:text-properties style:font-name="FreeMono" officeooo:rsid="0014c327" officeooo:paragraph-rsid="007eab6f"/>
    </style:style>
    <style:style style:name="P82" style:family="paragraph" style:parent-style-name="Standard">
      <style:text-properties style:font-name="FreeMono" officeooo:rsid="00174a56" officeooo:paragraph-rsid="0080e1a6"/>
    </style:style>
    <style:style style:name="P83" style:family="paragraph" style:parent-style-name="Standard">
      <style:text-properties style:font-name="FreeMono" officeooo:rsid="00187283" officeooo:paragraph-rsid="0083c791"/>
    </style:style>
    <style:style style:name="P84" style:family="paragraph" style:parent-style-name="Standard">
      <style:text-properties style:font-name="FreeMono" officeooo:rsid="00290a2b" officeooo:paragraph-rsid="00864098"/>
    </style:style>
    <style:style style:name="P85" style:family="paragraph" style:parent-style-name="Standard">
      <style:text-properties style:font-name="FreeMono" officeooo:rsid="00290a2b" officeooo:paragraph-rsid="008675e0"/>
    </style:style>
    <style:style style:name="P86" style:family="paragraph" style:parent-style-name="Standard">
      <style:text-properties fo:font-style="normal" officeooo:rsid="03c93db0" officeooo:paragraph-rsid="005deeb3" style:font-style-asian="normal" style:font-style-complex="normal"/>
    </style:style>
    <style:style style:name="P87" style:family="paragraph" style:parent-style-name="Standard">
      <style:text-properties fo:font-style="normal" officeooo:rsid="03cac422" officeooo:paragraph-rsid="005deeb3" style:font-style-asian="normal" style:font-style-complex="normal"/>
    </style:style>
    <style:style style:name="P88" style:family="paragraph" style:parent-style-name="Standard">
      <style:text-properties fo:font-style="normal" officeooo:rsid="03d6eedc" officeooo:paragraph-rsid="005deeb3" style:font-style-asian="normal" style:font-style-complex="normal"/>
    </style:style>
    <style:style style:name="P89" style:family="paragraph" style:parent-style-name="Standard">
      <style:text-properties fo:font-style="normal" officeooo:rsid="03da5229" officeooo:paragraph-rsid="005deeb3" style:font-style-asian="normal" style:font-style-complex="normal"/>
    </style:style>
    <style:style style:name="P90" style:family="paragraph" style:parent-style-name="Standard">
      <style:text-properties fo:font-style="normal" officeooo:rsid="03db309d" officeooo:paragraph-rsid="005deeb3" style:font-style-asian="normal" style:font-style-complex="normal"/>
    </style:style>
    <style:style style:name="P91" style:family="paragraph" style:parent-style-name="Standard">
      <style:text-properties fo:font-style="normal" officeooo:rsid="03e0174c" officeooo:paragraph-rsid="005deeb3" style:font-style-asian="normal" style:font-style-complex="normal"/>
    </style:style>
    <style:style style:name="P92" style:family="paragraph" style:parent-style-name="Standard">
      <style:text-properties fo:font-style="normal" officeooo:rsid="03f7160e" officeooo:paragraph-rsid="005deeb3" style:font-style-asian="normal" style:font-style-complex="normal"/>
    </style:style>
    <style:style style:name="P93" style:family="paragraph" style:parent-style-name="Standard">
      <style:text-properties fo:font-style="normal" officeooo:rsid="03f83b1e" officeooo:paragraph-rsid="005deeb3" style:font-style-asian="normal" style:font-style-complex="normal"/>
    </style:style>
    <style:style style:name="P94" style:family="paragraph" style:parent-style-name="Standard">
      <style:text-properties style:font-name="FreeMono" officeooo:rsid="00685d83" officeooo:paragraph-rsid="0073471a"/>
    </style:style>
    <style:style style:name="P95" style:family="paragraph" style:parent-style-name="Standard">
      <style:text-properties style:font-name="FreeMono" fo:font-weight="bold" officeooo:rsid="006cee85" officeooo:paragraph-rsid="006cee85" style:font-weight-asian="bold" style:font-weight-complex="bold"/>
    </style:style>
    <style:style style:name="P96" style:family="paragraph" style:parent-style-name="Standard">
      <style:text-properties style:font-name="FreeMono" fo:font-style="normal" officeooo:rsid="003ea406" officeooo:paragraph-rsid="006cee85" style:font-style-asian="normal" style:font-style-complex="normal"/>
    </style:style>
    <style:style style:name="P97" style:family="paragraph" style:parent-style-name="Standard">
      <style:text-properties style:font-name="FreeMono" fo:font-style="normal" officeooo:rsid="041bbe7a" officeooo:paragraph-rsid="006e8295" style:font-style-asian="normal" style:font-style-complex="normal"/>
    </style:style>
    <style:style style:name="P98" style:family="paragraph" style:parent-style-name="Standard">
      <style:text-properties style:font-name="FreeMono" fo:font-style="normal" officeooo:rsid="043c0a49" officeooo:paragraph-rsid="006e8295" style:font-style-asian="normal" style:font-style-complex="normal"/>
    </style:style>
    <style:style style:name="P99" style:family="paragraph" style:parent-style-name="Standard">
      <style:text-properties style:font-name="FreeMono" fo:font-style="normal" officeooo:rsid="043c0a49" officeooo:paragraph-rsid="0075d908" style:font-style-asian="normal" style:font-style-complex="normal"/>
    </style:style>
    <style:style style:name="P100" style:family="paragraph" style:parent-style-name="Standard">
      <style:text-properties style:font-name="FreeMono" fo:font-style="normal" officeooo:rsid="043e8aa8" officeooo:paragraph-rsid="006e8295" style:font-style-asian="normal" style:font-style-complex="normal"/>
    </style:style>
    <style:style style:name="P101" style:family="paragraph" style:parent-style-name="Standard">
      <style:text-properties style:font-name="FreeMono" fo:font-style="normal" officeooo:rsid="0047a48f" officeooo:paragraph-rsid="006e8295" style:font-style-asian="normal" style:font-style-complex="normal"/>
    </style:style>
    <style:style style:name="P102" style:family="paragraph" style:parent-style-name="Standard">
      <style:text-properties style:font-name="FreeMono" officeooo:rsid="0048ff15" officeooo:paragraph-rsid="006e8295"/>
    </style:style>
    <style:style style:name="P103" style:family="paragraph" style:parent-style-name="Standard">
      <style:text-properties style:font-name="FreeMono" officeooo:rsid="00978d3d" officeooo:paragraph-rsid="00978d3d"/>
    </style:style>
    <style:style style:name="T1" style:family="text">
      <style:text-properties officeooo:rsid="000c57c6"/>
    </style:style>
    <style:style style:name="T2" style:family="text">
      <style:text-properties style:text-position="super 58%"/>
    </style:style>
    <style:style style:name="T3" style:family="text">
      <style:text-properties officeooo:rsid="000da810"/>
    </style:style>
    <style:style style:name="T4" style:family="text">
      <style:text-properties officeooo:rsid="0014c327"/>
    </style:style>
    <style:style style:name="T5" style:family="text">
      <style:text-properties officeooo:rsid="001699fb"/>
    </style:style>
    <style:style style:name="T6" style:family="text">
      <style:text-properties officeooo:rsid="00187283"/>
    </style:style>
    <style:style style:name="T7" style:family="text">
      <style:text-properties officeooo:rsid="001da52a"/>
    </style:style>
    <style:style style:name="T8" style:family="text">
      <style:text-properties officeooo:rsid="001debd5"/>
    </style:style>
    <style:style style:name="T9" style:family="text">
      <style:text-properties officeooo:rsid="001e4c2f"/>
    </style:style>
    <style:style style:name="T10" style:family="text">
      <style:text-properties officeooo:rsid="002047fe"/>
    </style:style>
    <style:style style:name="T11" style:family="text">
      <style:text-properties officeooo:rsid="002194ed"/>
    </style:style>
    <style:style style:name="T12" style:family="text">
      <style:text-properties officeooo:rsid="002457a2"/>
    </style:style>
    <style:style style:name="T13" style:family="text">
      <style:text-properties officeooo:rsid="00254575"/>
    </style:style>
    <style:style style:name="T14" style:family="text">
      <style:text-properties officeooo:rsid="0025da65"/>
    </style:style>
    <style:style style:name="T15" style:family="text">
      <style:text-properties officeooo:rsid="002a7ded"/>
    </style:style>
    <style:style style:name="T16" style:family="text">
      <style:text-properties officeooo:rsid="002e35e6"/>
    </style:style>
    <style:style style:name="T17" style:family="text">
      <style:text-properties officeooo:rsid="0031a349"/>
    </style:style>
    <style:style style:name="T18" style:family="text">
      <style:text-properties officeooo:rsid="00332ee0"/>
    </style:style>
    <style:style style:name="T19" style:family="text">
      <style:text-properties officeooo:rsid="0042615b"/>
    </style:style>
    <style:style style:name="T20" style:family="text">
      <style:text-properties officeooo:rsid="0046522a"/>
    </style:style>
    <style:style style:name="T21" style:family="text">
      <style:text-properties officeooo:rsid="0047cca2"/>
    </style:style>
    <style:style style:name="T22" style:family="text">
      <style:text-properties officeooo:rsid="0049f126"/>
    </style:style>
    <style:style style:name="T23" style:family="text">
      <style:text-properties officeooo:rsid="004a6dc4"/>
    </style:style>
    <style:style style:name="T24" style:family="text">
      <style:text-properties fo:font-weight="bold" style:font-weight-asian="bold" style:font-weight-complex="bold"/>
    </style:style>
    <style:style style:name="T25" style:family="text">
      <style:text-properties fo:font-weight="bold" officeooo:rsid="004d9bc6" style:font-weight-asian="bold" style:font-weight-complex="bold"/>
    </style:style>
    <style:style style:name="T26" style:family="text">
      <style:text-properties officeooo:rsid="004e163f"/>
    </style:style>
    <style:style style:name="T27" style:family="text">
      <style:text-properties officeooo:rsid="005105c0"/>
    </style:style>
    <style:style style:name="T28" style:family="text">
      <style:text-properties officeooo:rsid="0052e5de"/>
    </style:style>
    <style:style style:name="T29" style:family="text">
      <style:text-properties officeooo:rsid="0054780c"/>
    </style:style>
    <style:style style:name="T30" style:family="text">
      <style:text-properties officeooo:rsid="0058a779"/>
    </style:style>
    <style:style style:name="T31" style:family="text">
      <style:text-properties officeooo:rsid="005a4771"/>
    </style:style>
    <style:style style:name="T32" style:family="text">
      <style:text-properties officeooo:rsid="005bc241"/>
    </style:style>
    <style:style style:name="T33" style:family="text">
      <style:text-properties officeooo:rsid="03fa0d0c"/>
    </style:style>
    <style:style style:name="T34" style:family="text">
      <style:text-properties officeooo:rsid="03d6eedc"/>
    </style:style>
    <style:style style:name="T35" style:family="text">
      <style:text-properties officeooo:rsid="03cb96cc"/>
    </style:style>
    <style:style style:name="T36" style:family="text">
      <style:text-properties fo:font-style="italic" officeooo:rsid="03f2cd62" style:font-style-asian="italic" style:font-style-complex="italic"/>
    </style:style>
    <style:style style:name="T37" style:family="text">
      <style:text-properties fo:font-style="italic" officeooo:rsid="03cfc459" style:font-style-asian="italic" style:font-style-complex="italic"/>
    </style:style>
    <style:style style:name="T38" style:family="text">
      <style:text-properties fo:font-style="italic" officeooo:rsid="03f83b1e" style:font-style-asian="italic" style:font-style-complex="italic"/>
    </style:style>
    <style:style style:name="T39" style:family="text">
      <style:text-properties officeooo:rsid="03f2cd62"/>
    </style:style>
    <style:style style:name="T40" style:family="text">
      <style:text-properties officeooo:rsid="03f30d02"/>
    </style:style>
    <style:style style:name="T41" style:family="text">
      <style:text-properties officeooo:rsid="03f41f26"/>
    </style:style>
    <style:style style:name="T42" style:family="text">
      <style:text-properties officeooo:rsid="03cfc459"/>
    </style:style>
    <style:style style:name="T43" style:family="text">
      <style:text-properties officeooo:rsid="03db309d"/>
    </style:style>
    <style:style style:name="T44" style:family="text">
      <style:text-properties officeooo:rsid="03ddbaa8"/>
    </style:style>
    <style:style style:name="T45" style:family="text">
      <style:text-properties officeooo:rsid="03e2d0fb"/>
    </style:style>
    <style:style style:name="T46" style:family="text">
      <style:text-properties officeooo:rsid="03e459f0"/>
    </style:style>
    <style:style style:name="T47" style:family="text">
      <style:text-properties officeooo:rsid="03f83b1e"/>
    </style:style>
    <style:style style:name="T48" style:family="text">
      <style:text-properties officeooo:rsid="005deeb3"/>
    </style:style>
    <style:style style:name="T49" style:family="text">
      <style:text-properties officeooo:rsid="005ea8b9"/>
    </style:style>
    <style:style style:name="T50" style:family="text">
      <style:text-properties officeooo:rsid="0060866e"/>
    </style:style>
    <style:style style:name="T51" style:family="text">
      <style:text-properties officeooo:rsid="00632f68"/>
    </style:style>
    <style:style style:name="T52" style:family="text">
      <style:text-properties officeooo:rsid="00691f24"/>
    </style:style>
    <style:style style:name="T53" style:family="text">
      <style:text-properties fo:font-style="normal" style:font-style-asian="normal" style:font-style-complex="normal"/>
    </style:style>
    <style:style style:name="T54" style:family="text">
      <style:text-properties fo:font-style="normal" officeooo:rsid="004abd24" style:font-style-asian="normal" style:font-style-complex="normal"/>
    </style:style>
    <style:style style:name="T55" style:family="text">
      <style:text-properties fo:font-style="normal" officeooo:rsid="004b51c2" style:font-style-asian="normal" style:font-style-complex="normal"/>
    </style:style>
    <style:style style:name="T56" style:family="text">
      <style:text-properties fo:font-style="normal" officeooo:rsid="006fb55d" style:font-style-asian="normal" style:font-style-complex="normal"/>
    </style:style>
    <style:style style:name="T57" style:family="text">
      <style:text-properties fo:font-style="normal" officeooo:rsid="009949be" style:font-style-asian="normal" style:font-style-complex="normal"/>
    </style:style>
    <style:style style:name="T58" style:family="text">
      <style:text-properties officeooo:rsid="043ce47f"/>
    </style:style>
    <style:style style:name="T59" style:family="text">
      <style:text-properties style:font-name="FreeMono" officeooo:rsid="003ea406"/>
    </style:style>
    <style:style style:name="T60" style:family="text">
      <style:text-properties style:font-name="FreeMono" officeooo:rsid="0073471a"/>
    </style:style>
    <style:style style:name="T61" style:family="text">
      <style:text-properties style:font-name="FreeMono" officeooo:rsid="01353d7c"/>
    </style:style>
    <style:style style:name="T62" style:family="text">
      <style:text-properties style:font-name="FreeMono" officeooo:rsid="01033d40"/>
    </style:style>
    <style:style style:name="T63" style:family="text">
      <style:text-properties style:font-name="FreeMono" officeooo:rsid="00750505"/>
    </style:style>
    <style:style style:name="T64" style:family="text">
      <style:text-properties style:font-name="FreeMono" officeooo:rsid="0075d908"/>
    </style:style>
    <style:style style:name="T65" style:family="text">
      <style:text-properties officeooo:rsid="006e8295"/>
    </style:style>
    <style:style style:name="T66" style:family="text">
      <style:text-properties officeooo:rsid="006fb55d"/>
    </style:style>
    <style:style style:name="T67" style:family="text">
      <style:text-properties officeooo:rsid="00718537"/>
    </style:style>
    <style:style style:name="T68" style:family="text">
      <style:text-properties officeooo:rsid="0073471a"/>
    </style:style>
    <style:style style:name="T69" style:family="text">
      <style:text-properties officeooo:rsid="0075d908"/>
    </style:style>
    <style:style style:name="T70" style:family="text">
      <style:text-properties officeooo:rsid="00778715"/>
    </style:style>
    <style:style style:name="T71" style:family="text">
      <style:text-properties officeooo:rsid="0079ea4b"/>
    </style:style>
    <style:style style:name="T72" style:family="text">
      <style:text-properties officeooo:rsid="007bd762"/>
    </style:style>
    <style:style style:name="T73" style:family="text">
      <style:text-properties officeooo:rsid="007d59d9"/>
    </style:style>
    <style:style style:name="T74" style:family="text">
      <style:text-properties officeooo:rsid="000f7e64"/>
    </style:style>
    <style:style style:name="T75" style:family="text">
      <style:text-properties officeooo:rsid="007dd2b5"/>
    </style:style>
    <style:style style:name="T76" style:family="text">
      <style:text-properties officeooo:rsid="007eab6f"/>
    </style:style>
    <style:style style:name="T77" style:family="text">
      <style:text-properties officeooo:rsid="0080e1a6"/>
    </style:style>
    <style:style style:name="T78" style:family="text">
      <style:text-properties officeooo:rsid="0083c791"/>
    </style:style>
    <style:style style:name="T79" style:family="text">
      <style:text-properties officeooo:rsid="008498c7"/>
    </style:style>
    <style:style style:name="T80" style:family="text">
      <style:text-properties officeooo:rsid="00860279"/>
    </style:style>
    <style:style style:name="T81" style:family="text">
      <style:text-properties officeooo:rsid="00864098"/>
    </style:style>
    <style:style style:name="T82" style:family="text">
      <style:text-properties officeooo:rsid="008675e0"/>
    </style:style>
    <style:style style:name="T83" style:family="text">
      <style:text-properties officeooo:rsid="00874eb5"/>
    </style:style>
    <style:style style:name="T84" style:family="text">
      <style:text-properties officeooo:rsid="0088c6a9"/>
    </style:style>
    <style:style style:name="T85" style:family="text">
      <style:text-properties officeooo:rsid="00893c6f"/>
    </style:style>
    <style:style style:name="T86" style:family="text">
      <style:text-properties officeooo:rsid="008a3c2a"/>
    </style:style>
    <style:style style:name="T87" style:family="text">
      <style:text-properties officeooo:rsid="008b757e"/>
    </style:style>
    <style:style style:name="T88" style:family="text">
      <style:text-properties officeooo:rsid="008d2a5d"/>
    </style:style>
    <style:style style:name="T89" style:family="text">
      <style:text-properties officeooo:rsid="0090747d"/>
    </style:style>
    <style:style style:name="T90" style:family="text">
      <style:text-properties officeooo:rsid="00916ac3"/>
    </style:style>
    <style:style style:name="T91" style:family="text">
      <style:text-properties officeooo:rsid="009250dd"/>
    </style:style>
    <style:style style:name="T92" style:family="text">
      <style:text-properties officeooo:rsid="00938f1f"/>
    </style:style>
    <style:style style:name="T93" style:family="text">
      <style:text-properties officeooo:rsid="0093b700"/>
    </style:style>
    <style:style style:name="T94" style:family="text">
      <style:text-properties officeooo:rsid="0093da40"/>
    </style:style>
    <style:style style:name="T95" style:family="text">
      <style:text-properties officeooo:rsid="009409cb"/>
    </style:style>
    <style:style style:name="T96" style:family="text">
      <style:text-properties officeooo:rsid="0095ae5a"/>
    </style:style>
    <style:style style:name="T97" style:family="text">
      <style:text-properties officeooo:rsid="009cff1c"/>
    </style:style>
    <style:style style:name="T98" style:family="text">
      <style:text-properties officeooo:rsid="009e82e9"/>
    </style:style>
    <style:style style:name="T99" style:family="text">
      <style:text-properties officeooo:rsid="00a343ec"/>
    </style:style>
    <style:style style:name="T100" style:family="text">
      <style:text-properties officeooo:rsid="00a63e67"/>
    </style:style>
    <style:style style:name="T101" style:family="text">
      <style:text-properties officeooo:rsid="00acf6de"/>
    </style:style>
    <style:style style:name="T102" style:family="text">
      <style:text-properties officeooo:rsid="00af3551"/>
    </style:style>
    <style:style style:name="T103" style:family="text">
      <style:text-properties officeooo:rsid="00b2b38a"/>
    </style:style>
    <style:style style:name="T104" style:family="text">
      <style:text-properties officeooo:rsid="00b6b8b3"/>
    </style:style>
    <style:style style:name="T105" style:family="text">
      <style:text-properties officeooo:rsid="00b77caf"/>
    </style:style>
    <style:style style:name="T106" style:family="text">
      <style:text-properties officeooo:rsid="00bce939"/>
    </style:style>
    <style:style style:name="T107" style:family="text">
      <style:text-properties officeooo:rsid="00c02184"/>
    </style:style>
    <style:style style:name="T108" style:family="text">
      <style:text-properties officeooo:rsid="00c1f9ec"/>
    </style:style>
    <style:style style:name="T109" style:family="text">
      <style:text-properties officeooo:rsid="00c3c23d"/>
    </style:style>
    <style:style style:name="T110" style:family="text">
      <style:text-properties officeooo:rsid="00c49698"/>
    </style:style>
    <style:style style:name="T111" style:family="text">
      <style:text-properties officeooo:rsid="00c75da5"/>
    </style:style>
    <style:style style:name="T112" style:family="text">
      <style:text-properties officeooo:rsid="00c94c7d"/>
    </style:style>
    <style:style style:name="T113" style:family="text">
      <style:text-properties officeooo:rsid="00c967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PART I: The Telegraph</text:p>
      <text:p text:style-name="P3"/>
      <text:p text:style-name="P3">SOME GRABBING ANECDOTE</text:p>
      <text:p text:style-name="P3"/>
      <text:p text:style-name="P19">Chapter 1 <text:span text:style-name="T5">Communication at a distance</text:span></text:p>
      <text:p text:style-name="P1"/>
      <text:p text:style-name="P2">Decades before the invention of the electrical telegraph <text:span text:style-name="T3">that brought near-instantaneous communication to the Victorian world</text:span>, the word ``telegraph'' was already in widespread use, <text:span text:style-name="T3">having been coined by a French inventor named Claude Chappe to describe a network of towers that was also used to relay information.</text:span> Much like signal fires that have been used since an<text:span text:style-name="T1">tiquity</text:span> to convey <text:span text:style-name="T3">simple</text:span>, this \emph{optical telegraph} required no wires at all, <text:span text:style-name="T3">as it</text:span> instead relied on ordinary sight. In the section that follows we will explore a few different sight-based communication systems <text:span text:style-name="T71">and in doing so lay some fundamental groundwork for understanding communication systems in general.</text:span></text:p>
      <text:p text:style-name="P2"/>
      <text:p text:style-name="P20">1.1 Telecommunications using plain sight</text:p>
      <text:p text:style-name="P4"/>
      <text:p text:style-name="P5">Suppose you decide to play a game of catch with your friend Mary. After throwing back and forth a little, the inner athlete in Mary takes over and she decides just throwing the ball around is too boring -- she wants to practice some drills.</text:p>
      <text:p text:style-name="P5"/>
      <text:p text:style-name="P5">You're too far apart to yell at each other, so she waves you over. Soon she is excitedly describing her workout plan to you: for each throw, she is going to tell you for each throw whether she wants a high ball, or a fast line drive ball thrown hard, and your job is to deliver these balls. The point of the exercise isn't to surprise her -- she prefers to know what is coming -- but to deliver the throws she wants as accurately as possible.</text:p>
      <text:p text:style-name="P5"/>
      <text:p text:style-name="P5">You grumble to yourself about Mary's inability to just have fun without making activities so competitive, but know that it would be futile to resist. And besides, you have a much more practical question in front of you: how is she going to indicate if she wants a high ball or a low ball? After all, she's far enough away that shouting is no use. The two of you briefly consider having her hold up one finger for a high ball, and two for a low ball, but quickly realize it will be hard to discern the number of fingers she's holding up from a distance.</text:p>
      <text:p text:style-name="P5"/>
      <text:p text:style-name="P5"><text:span text:style-name="T72">It doesn't take long for the two of you to devise a</text:span> system. She will raise her right arm straight up in indicate that she wants a high ball thrown, and will put her right arm straight out sideways for a low ball:</text:p>
      <text:p text:style-name="P5"/>
      <text:p text:style-name="P5">[FIGURE]</text:p>
      <text:p text:style-name="P5"/>
      <text:p text:style-name="P5">It takes a little getting used to, but you pick up the system and once again settle into a rhythm, having hopefully satiated your throwing partner's lust for pushing her body to the limit. You then start to wonder if you could extend your system even further. Is there a limit to how much information you can convey with just two arms?</text:p>
      <text:p text:style-name="P5"><text:soft-page-break/></text:p>
      <text:p text:style-name="P5">After thinking through it a bit more, you realize that if you could represent every letter of the alphabet via a different set of arm positions, then you could signal letters, one at a time, and communicate entire sentences back and forth. It's not too difficult to come up with such a system:</text:p>
      <text:p text:style-name="P5"/>
      <text:p text:style-name="P5">\begin{figure}[H]</text:p>
      <text:p text:style-name="P5">\centering</text:p>
      <text:p text:style-name="P5">\includegraphics[width=0.9\linewidth]{semaphore_flags}</text:p>
      <text:p text:style-name="P5">\end{figure}</text:p>
      <text:p text:style-name="P5"/>
      <text:p text:style-name="P5">Here we display one possible system where the person signaling holds flags for extra emphasis so that the arm positions can be seen from far away.</text:p>
      <text:p text:style-name="P5"/>
      <text:p text:style-name="P5">Using this system, you could compose a message (``hey Mary, let's stop being so intense when we play catch''), and pass that message to Mary one letter at a time encoded via your arm signaling system, who in turn could decode it and understand the message.</text:p>
      <text:p text:style-name="P5"/>
      <text:p text:style-name="P77">This system is an example of what <text:span text:style-name="T72">is called </text:span>a \emph{semaphore system} of communication. <text:span text:style-name="T73">While it may not seem that groundbreaking or useful for your game of catch, the core idea of transmitting symbols is the essence of all digital communication.</text:span></text:p>
      <text:p text:style-name="P77"/>
      <text:p text:style-name="P78">Now <text:span text:style-name="T74">is there any way for us to extend this idea to quickly transfer information across dozens or even hundreds of miles?</text:span></text:p>
      <text:p text:style-name="P78"/>
      <text:p text:style-name="P79">The key insight is that to turn this basic semaphore system into something useful, we will need a \emph{network} of relay stations, each passing a message along to the next faster than any horse could ride.</text:p>
      <text:p text:style-name="P79"/>
      <text:p text:style-name="P79">[graphic]</text:p>
      <text:p text:style-name="P5"/>
      <text:p text:style-name="P6">Even those in the ancient world <text:span text:style-name="T75">understood that this was</text:span> <text:span text:style-name="T4">a conceptually sound design.</text:span></text:p>
      <text:p text:style-name="P6"/>
      <text:p text:style-name="P7">[INSERT QUOTE <text:span text:style-name="T73">FROM THE INFORMATION</text:span>]</text:p>
      <text:p text:style-name="P80"/>
      <text:p text:style-name="P81">Of course, theorizing this is one thing, but <text:span text:style-name="T76">putting such an expensive system into practice is quite another. For hundreds of years it seemed out of reach, until the stars aligned in France in the 1790s when an inventor named Claude Chappe was able to champion and build a working telegraph network, and in the process coined the name \emph{telegraph}, which translates to English as ``far writer.''</text:span></text:p>
      <text:p text:style-name="P81"/>
      <text:p text:style-name="P21">1.2 The Chappe System</text:p>
      <text:p text:style-name="P7"/>
      <text:p text:style-name="P8">If the idea of using a network of stations to relay information had been around for millenia, why did it take so long to start laying the stones and bricks to make it a reality?</text:p>
      <text:p text:style-name="P8"/>
      <text:p text:style-name="P82">The reasons are <text:span text:style-name="T77">primarily</text:span> economic. <text:span text:style-name="T77">To take one famous case, t</text:span>he British <text:span text:style-name="T77">thinker</text:span> Robert Hooke wrote out a detailed proposal as early <text:soft-page-break/>as 1684 <text:span text:style-name="T6">for a system of communication at a distance</text:span>, but the proposal languished <text:span text:style-name="T78">and was never implemented.</text:span></text:p>
      <text:p text:style-name="P10"/>
      <text:p text:style-name="P83">To get a sense of the economics at play, let's say one wanted to be able to send and receive messages from 300 miles away – roughly the distance from Paris to Lyon, or Philadelphia to Boston. Supposing intermediate stations were <text:span text:style-name="T8">10</text:span> miles apart, the cost of building the network would be the cost of building and maintaining <text:span text:style-name="T8">3</text:span>0 stations: <text:span text:style-name="T78">that meant building 30 expensive buildings, and employing perhaps 60 human beings or more to manage the buildings and relay messages. Moreover the cost is pretty much all up front: it takes many stations to be built before information can usefully travel from large city centers. </text:span></text:p>
      <text:p text:style-name="P83"/>
      <text:p text:style-name="P83"><text:span text:style-name="T78">This was too high a price </text:span>for the English government of the late 17<text:span text:style-name="T2">th</text:span> century to spend on an unproven idea <text:span text:style-name="T8">without an obvious regular use case. But a hundred years later when Chappe was (re)inventing his optical telegraph, revolutionary France was embroiled in intense international military conflict. In this context, not only did instability of the revolution encourage spikes in short-term spending by those in power looking out for their own interests, but the \emph{value} of being able to transmit and receive information quickly had also skyrocketed for a military waging fast-paced wars on multiple fronts.</text:span></text:p>
      <text:p text:style-name="P9"/>
      <text:p text:style-name="P11">This made the government receptive to the ideas of the young <text:span text:style-name="T79">entrepreneurial </text:span>Chappe<text:span text:style-name="T9">, who furiously iterated on the design of his towers.</text:span></text:p>
      <text:p text:style-name="P11"/>
      <text:p text:style-name="P13"><text:span text:style-name="T79">Chappe's challenge was to figure out the nitty gritty details:</text:span> how were two <text:span text:style-name="T10">relay stations</text:span> going to actually communicate? Chappe tried <text:span text:style-name="T10">a variety of </text:span>systems, <text:span text:style-name="T10">some rather elaborate</text:span> that involved synchronizing the time between two <text:span text:style-name="T10">relay stations. In the end, the simpler solution won out, a trend that we will see continues for centuries.</text:span></text:p>
      <text:p text:style-name="P13"/>
      <text:p text:style-name="P14">The relay stations would be large towers with mechanical arms that could be seen from as far away as possible. In particular, <text:span text:style-name="T7">there were two </text:span>small <text:span text:style-name="T7">arms both connected to a large cross arm:</text:span></text:p>
      <text:p text:style-name="P11"/>
      <text:p text:style-name="P11">\begin{figure}[H]</text:p>
      <text:p text:style-name="P11">\centering</text:p>
      <text:p text:style-name="P11">\includegraphics[width=0.3\linewidth]{chappe_tower}</text:p>
      <text:p text:style-name="P11">\end{figure}</text:p>
      <text:p text:style-name="P11"/>
      <text:p text:style-name="P11">This obelisk was <text:span text:style-name="T10">the first thing to be </text:span>given the name telegraph, which we could translate as ``distant writer.'' Similar to how we used human arms when experimenting with communication earlier, the arms of the tower could be given many different positions, each corresponding to a different letter or phrase. The advantage of the mechanical arms over human ones, of course, is that the arms on the tower are much larger and hence can be seen from further away.</text:p>
      <text:p text:style-name="P11"/>
      <text:p text:style-name="P15">Since this first telegraph was <text:span text:style-name="T12">to be used for</text:span> strictly military <text:span text:style-name="T12">purposes</text:span>, <text:span text:style-name="T11">the meaning of the arm positions emanating from the towers was to be kept secret. In fact, even the operators of towers often were simply mimicking the arm positions of the transmitting tower, </text:span><text:soft-page-break/><text:span text:style-name="T11">without knowing the meaning of the message contained within that series of arm positions. [CITE]</text:span></text:p>
      <text:p text:style-name="P15"/>
      <text:p text:style-name="P12"><text:span text:style-name="T13">T</text:span>he first line <text:span text:style-name="T13">of these towers </text:span>between Paris and the town of Lille was completed in 1792 and <text:span text:style-name="T80">given the military usefulness, </text:span>within a few years, th<text:span text:style-name="T80">e</text:span> telegraph network spanned much of France:</text:p>
      <text:p text:style-name="P11"/>
      <text:p text:style-name="P11">\begin{figure}[H]</text:p>
      <text:p text:style-name="P11">\centering</text:p>
      <text:p text:style-name="P11">\includegraphics[width=0.5\linewidth]{chappe_network}</text:p>
      <text:p text:style-name="P11">\end{figure}</text:p>
      <text:p text:style-name="P11"/>
      <text:p text:style-name="P11">This was the world's first <text:span text:style-name="T14">formal </text:span>telecommunications (``distant communication'') network, and it required no wires at all.</text:p>
      <text:p text:style-name="P11"/>
      <text:p text:style-name="P11">The network in France was copied in other countries, as telegraph towers started appearing all over. Indeed, if you live in a <text:span text:style-name="T81">hilly</text:span> city, you may have a neighborhood nearby called something like \emph{telegraph hill}; this name is derived from the hills upon which optical telegraphs were placed <text:span text:style-name="T81">to maximize visibility</text:span>.</text:p>
      <text:p text:style-name="P11"/>
      <text:p text:style-name="P22">1.3 A System of Lights</text:p>
      <text:p text:style-name="P16"/>
      <text:p text:style-name="P84">Chappe's <text:span text:style-name="T15">large mechanical arm positions provide</text:span> one way to communicate effectively at a distance, <text:span text:style-name="T81">mimicking the game of catch we played earlier with Mary.</text:span></text:p>
      <text:p text:style-name="P84"/>
      <text:p text:style-name="P84"><text:span text:style-name="T81">In this section, let's briefly consider another method of communication using light. </text:span>Suppose that your football-playing friend Mary lives several miles away on a hill which is clearly visible from your house. Just after your game of ``catch,'' as you are about to part ways, Mary extends you an open invitation to dinner for being such an excellent quarterback. She tells you to come any night that you would like -- how nice of her!</text:p>
      <text:p text:style-name="P17"/>
      <text:p text:style-name="P17">Unfortunately, there is a catch. Mary prefers a quiet life and so has no phone or Internet connection. She assures you that she will be reliably cooking every night, and that if you show up around 8 o'clock in the evening, you will be able to enjoy whatever she has prepared and there is no need to let her know in advance that you'll be joining.</text:p>
      <text:p text:style-name="P17"/>
      <text:p text:style-name="P17">But alas, you are a vegetarian, and Mary sometimes likes to cook meat. While you enjoy Mary's company, it's definitely not worth a forty five minute hike to her house unless you know Mary has cooked a meal you can enjoy.</text:p>
      <text:p text:style-name="P17"/>
      <text:p text:style-name="P17">How can Mary communicate to you so that you know whether or not to come? <text:span text:style-name="T82">Building a tower is too much work, and you couldn't see it in the dark anyway.</text:span></text:p>
      <text:p text:style-name="P17"/>
      <text:p text:style-name="P85"><text:span text:style-name="T82">But just as you are about to give up</text:span>, Mary remembers that she has a huge bright light on her roof that when turned on is visible to you from your house. <text:span text:style-name="T82">(Light bulbs were not invented until the late 1800s, so this was not available to Chappe.)</text:span> If she is cooking a meal with meat, she will shine the light and leave it on all evening. That way <text:soft-page-break/>you will know that if you see the light on, you should avoid coming over.</text:p>
      <text:p text:style-name="P17"/>
      <text:p text:style-name="P17">How does this simple communication system work? There are only two possible configurations for the light: on or off. Let's name the light being on as $1$ and the light being off as $0$:</text:p>
      <text:p text:style-name="P17"/>
      <text:p text:style-name="P17">\begin{figure}[H]</text:p>
      <text:p text:style-name="P17">\centering</text:p>
      <text:p text:style-name="P17">\begin{minipage}{.5\textwidth}</text:p>
      <text:p text:style-name="P17"><text:s text:c="2"/>\centering</text:p>
      <text:p text:style-name="P17"><text:s text:c="2"/>\includegraphics[width=.5\linewidth]{house_on_hill_0}</text:p>
      <text:p text:style-name="P17"><text:s text:c="2"/>\captionof{figure}{``0'' (light off)}</text:p>
      <text:p text:style-name="P17">\end{minipage}%</text:p>
      <text:p text:style-name="P17">\begin{minipage}{.5\textwidth}</text:p>
      <text:p text:style-name="P17"><text:s text:c="2"/>\centering</text:p>
      <text:p text:style-name="P17"><text:s text:c="2"/>\includegraphics[width=.5\linewidth]{house_on_hill_1}</text:p>
      <text:p text:style-name="P17"><text:s text:c="2"/>\captionof{figure}{``1'' (light on)}</text:p>
      <text:p text:style-name="P17">\end{minipage}</text:p>
      <text:p text:style-name="P17">\end{figure}</text:p>
      <text:p text:style-name="P17"/>
      <text:p text:style-name="P17">We can write our simple system as follows:</text:p>
      <text:p text:style-name="P17"/>
      <text:p text:style-name="P17">\begin{align*}</text:p>
      <text:p text:style-name="P17"><text:tab/>0&amp;: \text{no meat} \\</text:p>
      <text:p text:style-name="P17"><text:tab/>1&amp;: \text{meat}</text:p>
      <text:p text:style-name="P17">\end{align*}</text:p>
      <text:p text:style-name="P17"/>
      <text:p text:style-name="P17">This works great as a system for Mary to message you about dinner, but now there's a twist -- you have a mutual friend Fred who cannot consume dairy, but does enjoy meat. In order for the system to work for both you and Fred, Mary now has to broadcast whether or not the meal being prepared that night contains meat (for you) and whether or not the meal contains dairy (for Fred). The solution is easy enough: Mary installs a second bright light, clearly distinguishable from the first. The second light is on if and only if the meal has dairy. So now when you or Fred look on Mary's house on the hill there are 4 possible configurations:</text:p>
      <text:p text:style-name="P17"/>
      <text:p text:style-name="P17">\begin{align*}</text:p>
      <text:p text:style-name="P17"><text:tab/>00&amp;: \text{no meat, no dairy} \\</text:p>
      <text:p text:style-name="P17"><text:tab/>01&amp;: \text{no meat, dairy} \\</text:p>
      <text:p text:style-name="P17"><text:tab/>10&amp;: \text{meat, no dairy} \\</text:p>
      <text:p text:style-name="P17"><text:tab/>11&amp;: \text{meat, dairy}</text:p>
      <text:p text:style-name="P17">\end{align*}</text:p>
      <text:p text:style-name="P17"/>
      <text:p text:style-name="P17">\begin{figure}[H]</text:p>
      <text:p text:style-name="P17">\captionsetup{labelformat=empty}</text:p>
      <text:p text:style-name="P17">\centering</text:p>
      <text:p text:style-name="P17">\includegraphics[width=0.25\linewidth]{house_on_hill_01}</text:p>
      <text:p text:style-name="P17">\captionof{figure}{Example of one possible configuration ``01'' (first light off, second light on)}</text:p>
      <text:p text:style-name="P17">\end{figure}</text:p>
      <text:p text:style-name="P17"/>
      <text:p text:style-name="P17">As we've seen, by combining 2 lights we can display 4 possible configurations. What happens when we add another friend to the mix, <text:soft-page-break/>with an aversion to gluten? With 3 lights, how many possible configurations can we display? For each of the possible configurations we've already listed above, the third light can either be on or off, effectively doubling the number of possible configurations.</text:p>
      <text:p text:style-name="P17"/>
      <text:p text:style-name="P17">\begin{align*}</text:p>
      <text:p text:style-name="P17"><text:tab/>0\quad00&amp;: \text{no gluten, no meat, no dairy} \\</text:p>
      <text:p text:style-name="P17"><text:tab/>0\quad 01&amp;: \text{no gluten, no meat, dairy} \\</text:p>
      <text:p text:style-name="P17"><text:tab/>0\quad 10&amp;: \text{no gluten, meat, no dairy} \\</text:p>
      <text:p text:style-name="P17"><text:tab/>0\quad 11&amp;: \text{no gluten, meat, dairy} \\</text:p>
      <text:p text:style-name="P17"><text:s text:c="10"/>\\</text:p>
      <text:p text:style-name="P17"><text:tab/>1\quad 00&amp;: \text{gluten, no meat, no dairy} \\</text:p>
      <text:p text:style-name="P17"><text:tab/>1\quad 01&amp;: \text{gluten, no meat, dairy} \\</text:p>
      <text:p text:style-name="P17"><text:tab/>1\quad 10&amp;: \text{gluten, meat, no dairy} \\</text:p>
      <text:p text:style-name="P17"><text:tab/>1\quad 11&amp;: \text{gluten, meat, dairy}</text:p>
      <text:p text:style-name="P17">\end{align*}</text:p>
      <text:p text:style-name="P17"/>
      <text:p text:style-name="P17">Hopefully you are starting to see a pattern. With every light we add, we double the number of possible configurations that can be displayed.</text:p>
      <text:p text:style-name="P17"/>
      <text:p text:style-name="P17">\begin{align*}</text:p>
      <text:p text:style-name="P17">1 \text{ light} &amp;= 2 \text{ configurations} \\</text:p>
      <text:p text:style-name="P17">2 \text{ lights} &amp;= 2*2 = 4 \text{ configurations} \\</text:p>
      <text:p text:style-name="P17">3 \text{ lights} &amp;= 2*2*2 = 8 \text{ configurations} \\</text:p>
      <text:p text:style-name="P17">4 \text{ lights} &amp;= 2*2*2*2 = 16 \text{ configurations} \\</text:p>
      <text:p text:style-name="P17">5 \text{ lights} &amp;= 2*2*2*2*2 = 32 \text{ configurations} \\</text:p>
      <text:p text:style-name="P17">6 \text{ lights} &amp;= 2*2*2*2*2*2 = 64 \text{ configurations} \\</text:p>
      <text:p text:style-name="P17">7 \text{ lights} &amp;= 2*2*2*2*2*2*2 = 128 \text{ configurations} \\</text:p>
      <text:p text:style-name="P17">8 \text{ lights} &amp;= 2*2*2*2*2*2*2*2 = 256 \text{ configurations} \\</text:p>
      <text:p text:style-name="P17">9 \text{ lights} &amp;= 2*2*2*2*2*2*2*2*2 = 512 \text{ configurations} \\</text:p>
      <text:p text:style-name="P17">&amp;\text{etc}</text:p>
      <text:p text:style-name="P17">\end{align*}</text:p>
      <text:p text:style-name="P17"/>
      <text:p text:style-name="P18">Written more concisely, we have just seen that if we have some number $n$ lights, then we can display $2^n$ possible configurations. </text:p>
      <text:p text:style-name="P18"/>
      <text:p text:style-name="P25"><text:span text:style-name="T18">There are many more questions we might want to answer about our system of lights. </text:span>What messages can <text:span text:style-name="T17">be sent</text:span> with these lights? What about just a single light? <text:span text:style-name="T17">How fast can information be transmitted? What if a light is burned out? We will return to these questions in time, but first let's travel back to the early 1800s, when people were only first starting to understand the power of electricity.</text:span></text:p>
      <text:p text:style-name="P17"/>
      <text:p text:style-name="P23"><text:span text:style-name="T16">Chapter 2:</text:span> The electrical telegraph</text:p>
      <text:p text:style-name="P23"/>
      <text:p text:style-name="P26"><text:span text:style-name="T32">S</text:span>o far we've talked about two systems for communicating at a distance: the optical telegraph system, and the system of lights on top of Mary's house. One major limitation of both of those systems is that they rely on line of sight. What happens if it gets foggy? Or if you want to communicate across a large body of water that doesn't allow for the construction of towers along the way?</text:p>
      <text:p text:style-name="P26"/>
      <text:p text:style-name="P27">The electrical telegraph solves these problems, providing a more robust solution to long distance communication using electricity over <text:soft-page-break/>a wire <text:span text:style-name="T82">as a mechanism for transmitting a signal</text:span>. This approach doesn't have the shortcoming of the line-of-sight approaches – the wire can snake around large mountains, treacherous deserts, and lie at the bottom of bodies of water. Moreover, it doesn't require expensive towers to be built and maintained, and wires can fairly easily be repositioned, and so a network based on the electrical telegraph is much less expensive and more flexible <text:span text:style-name="T83">than</text:span> <text:span text:style-name="T83">an</text:span> optical telegraph network.</text:p>
      <text:p text:style-name="P27"/>
      <text:p text:style-name="P27">Given all the advantages of the electrical telegraph, <text:span text:style-name="T19">it is no surprise that shortly after being invented</text:span>, it eclipsed the optical telegraph <text:span text:style-name="T19">as the dominant mechanism for communicating at a distance</text:span>, and nowadays when someone talks about the ``telegraph'' they are almost certainly referring to the electrical telegraph. I will follow this convention, and explicitly use the phrase ``optical telegraph'' when I need to refer to the older line-of-sight-<text:span text:style-name="T20">based</text:span> Chappe technology.</text:p>
      <text:p text:style-name="P26"/>
      <text:p text:style-name="P28">The development of the electrical telegraph occurred in the first half of the 19th century, and relied on advances in battery technology and a steady progression in our ability as human beings to harness the power of electricity in increasingly sophisticated ways. <text:span text:style-name="T84">The telegraph in some sense represents society's first proof in the power of electricity, since it is the first major technology based on electricity that ordinary people interacted with on a regular basis.</text:span></text:p>
      <text:p text:style-name="P28"/>
      <text:p text:style-name="P28">Like <text:span text:style-name="T21">many</text:span> great inventions, the ideas behind the telegraph were developed more or less independently by more than one person, <text:span text:style-name="T21">and bitter patent lawsuits were not far behind. When the dust settled, t</text:span>he man who <text:span text:style-name="T21">ends up getting</text:span> the majority of the credit as the father of the telegraph is Samuel Morse, a<text:span text:style-name="T85">n American</text:span> painter-turned-inventor who was born in 1792, <text:span text:style-name="T22">right when Chappe was furiously iterating on his towers</text:span>. Morse was unaware of telegraphy <text:span text:style-name="T23">of any sort</text:span> through his early life; he painted portraits through his 30s and only in his 40s turned his attention towards electricity and the idea of creating a system of communication using electricity over a wire. He then obsessively worked on this problem until he eventually developed and popularized the dominant telegraphy system which became the standard for the next sixty years.</text:p>
      <text:p text:style-name="P26"/>
      <text:p text:style-name="P26">Besides Morse, the <text:span text:style-name="T86">other</text:span> prominent pair of inventors were Cooke and Wheatstone, who worked in England, <text:span text:style-name="T86">independently developing their own ideas and systems for how to communicate over a wire</text:span>. Conceptually, all of these people were on a similar track, but Morse's system had certain advantages over that of Cooke and Wheatstone, and eventually even Cooke and Wheatstone agreed that the “Morse system” was superior. [CITE]</text:p>
      <text:p text:style-name="P26"/>
      <text:p text:style-name="P29"><text:span text:style-name="T24">2.1 A </text:span><text:span text:style-name="T25">simple</text:span><text:span text:style-name="T24"> circuit </text:span></text:p>
      <text:p text:style-name="P26"/>
      <text:p text:style-name="P26">An electric telegraph is in essence just a very simple electrical circuit. There is a power source, a switch and a loop of wire connected to an electrical device <text:span text:style-name="T87">that acts as a receiver indicating whether or not electricity is flowing through the circuit</text:span>:</text:p>
      <text:p text:style-name="P26"/>
      <text:p text:style-name="P26">[DIAGRAM]</text:p>
      <text:p text:style-name="P26"><text:soft-page-break/></text:p>
      <text:p text:style-name="P26">In the circuit diagram above, the power source is the battery is drawn on the left. It has positive and negative terminals, which we'll talk about in a minute. The little angled line represents a switch. If the switch is open, as it is in the diagram above, electricity does not flow through the circuit. If the switch it closed, on the other hand, then an electric current flows through:</text:p>
      <text:p text:style-name="P26"/>
      <text:p text:style-name="P26">[DIAGRAM]</text:p>
      <text:p text:style-name="P26"/>
      <text:p text:style-name="P30">When electrical current flows through the circuit, <text:span text:style-name="T26">the electrical device on the right hand side has electricity running through it. Typically in elementary electrical engineering textbooks, a lightbulb is used as an illustration of this electrical device indicating that electricity is flowing through a circuit.</text:span></text:p>
      <text:p text:style-name="P30"/>
      <text:p text:style-name="P31"><text:span text:style-name="T88">Unfortunately for Morse and his peers, there were </text:span>no light bulbs <text:span text:style-name="T88">in the 1830s and 1840s</text:span>, <text:span text:style-name="T27">but there were elementary alternatives serving the same conceptual function as a light bulb.</text:span></text:p>
      <text:p text:style-name="P31"/>
      <text:p text:style-name="P24">2.2 <text:span text:style-name="T30">One</text:span> telegraph <text:span text:style-name="T30">to rule them all</text:span></text:p>
      <text:p text:style-name="P31"/>
      <text:p text:style-name="P32"><text:span text:style-name="T89">While a</text:span>ll electrical telegraphy <text:span text:style-name="T29">developed through the 1840s </text:span>was based on the <text:span text:style-name="T28">paradigm of a simple circuit that we described above</text:span>, <text:span text:style-name="T28">the details varied quite a bit among competing designs. There was not a single telegraph during this period, but rather a plethora of distinct competing experimental systems for communicating over electrical wires.</text:span></text:p>
      <text:p text:style-name="P31"/>
      <text:p text:style-name="P33"><text:span text:style-name="T31">Many early designs involved creating one circuit per letter of the alphabet. In England in the late 1830s, Cooke and Wheatstone developed a working prototype of a telegraph that involved six wires. On the receiving end of this telegraph, there were five needles that could be made point to a particular letter.</text:span></text:p>
      <text:p text:style-name="P33"/>
      <text:p text:style-name="P34">[INSERT IMAGE]</text:p>
      <text:p text:style-name="P34"/>
      <text:p text:style-name="P36">When the dust settled, however, the telegraph that became the de facto worldwide standard was <text:span text:style-name="T49">an iteration coming from</text:span> Morse <text:span text:style-name="T49">and his collaborators, notably Alfred Vail</text:span>. <text:span text:style-name="T48">As we will see time and time again, simplicity is a major virtue when designing a telecommunications system, and this was a strength of the Morse telegraph over other earlier prototypes.</text:span></text:p>
      <text:p text:style-name="P36"/>
      <text:p text:style-name="P36"><text:span text:style-name="T49">Let's look in a bit more detail at how the Morse telegraph worked. Here is a representation superimposed on our basic circuit above:</text:span></text:p>
      <text:p text:style-name="P35"/>
      <text:p text:style-name="P40">[DIAGRAM]</text:p>
      <text:p text:style-name="P40"/>
      <text:p text:style-name="P41">The circuit was closed by default, which means that electricity was flowing through. Transmission occurred via \emph{telegraph key}, an invention of Vail that was essentially just a single button that an operator could press. When pressed, the circuit was opened and <text:span text:style-name="T50">electricity no longer could flow through the wire. When released, electricity resumed.</text:span></text:p>
      <text:p text:style-name="P41"/>
      <text:p text:style-name="P42"><text:soft-page-break/>[IMAGE OF TELEGRAPH KEY]</text:p>
      <text:p text:style-name="P42"/>
      <text:p text:style-name="P38">Telegraph operators would tap out messages with this single key in a specified manner (which we'll discuss shortly).</text:p>
      <text:p text:style-name="P43"/>
      <text:p text:style-name="P44">On the receiving end, <text:span text:style-name="T51">there was a bit more variance in terms of what gadget was actually used to receive messages over the life of the telegraph. After experimentation with all sorts of receiving devices –- making little marks on paper, making needles point to particular locations, and so on -- the winning gadget employed throughout the peak of the telegraph in the mid to late 1800s was called a \emph{sounder}:</text:span></text:p>
      <text:p text:style-name="P43"/>
      <text:p text:style-name="P45">[IMAGE OF SOUNDER]</text:p>
      <text:p text:style-name="P45"/>
      <text:p text:style-name="P48">This <text:span text:style-name="T67">device </text:span>allowed telegraph operators to listen to clicks and pauses which corresponded <text:span text:style-name="T52">to the pressing and lifting of the telegraph key by the operator at the other end of the line. So we now have a clearer picture of how a telegraph worked: it was essentially a circuit with a key on one end corresponding to a switch and a sounder on the other end that allowed key presses to be heard as clicks.</text:span></text:p>
      <text:p text:style-name="P48"/>
      <text:p text:style-name="P50"><text:span text:style-name="T66">2.3 </text:span>Morse Code</text:p>
      <text:p text:style-name="P96"/>
      <text:p text:style-name="P39"><text:span text:style-name="T63">K</text:span><text:span text:style-name="T59">nowing that someone on the other end of a telegraph line </text:span><text:span text:style-name="T60">hundreds or </text:span><text:span text:style-name="T59">thousands of miles away </text:span><text:span text:style-name="T61">i</text:span><text:span text:style-name="T59">s pressing a key at this </text:span><text:span text:style-name="T62">very</text:span><text:span text:style-name="T59"> moment is a remarkable achievement, but in order for it to be useful for communication, there needs to exist a </text:span><text:span text:style-name="T60">\emph{system}</text:span><text:span text:style-name="T59"> that translates the </text:span><text:span text:style-name="T64">``</text:span><text:span text:style-name="T59">o</text:span><text:span text:style-name="T64">n''</text:span><text:span text:style-name="T59"> and </text:span><text:span text:style-name="T64">``</text:span><text:span text:style-name="T59">off</text:span><text:span text:style-name="T64">''</text:span><text:span text:style-name="T59"> states of the telegraph into useful information.</text:span></text:p>
      <text:p text:style-name="P97"/>
      <text:p text:style-name="P97">We've <text:span text:style-name="T65">discussed</text:span> a couple such systems already, but these relied on line of sight and being able to display lots of information at once, either in the form of varying arm positions or in various lights that are on or off. In this case, we only have <text:span text:style-name="T90">a single</text:span> on <text:span text:style-name="T90">or</text:span> off state <text:span text:style-name="T90">that varies over time</text:span>. How can this be used to convey information?</text:p>
      <text:p text:style-name="P97"/>
      <text:p text:style-name="P99">The system that stuck for telegraphy <text:span text:style-name="T91">is known as</text:span> Morse code. <text:span text:style-name="T91">Morse code</text:span> <text:span text:style-name="T91">enables communication</text:span> by segmenting the raw <text:span text:style-name="T69">``</text:span>o<text:span text:style-name="T69">n''</text:span> and <text:span text:style-name="T69">``</text:span>off<text:span text:style-name="T69">''</text:span> states into <text:span text:style-name="T58">four symbols</text:span>: a dot, a dash, a <text:span text:style-name="T58">short </text:span>pause, <text:span text:style-name="T58">and a long pause</text:span>. A short press of the telegraph key was <text:span text:style-name="T69">called </text:span>a <text:span text:style-name="T69">``</text:span>dot<text:span text:style-name="T69">''</text:span> and a long press of the key was <text:span text:style-name="T69">called </text:span>a <text:span text:style-name="T69">``</text:span>dash<text:span text:style-name="T69">''</text:span>. <text:span text:style-name="T69">Different lengths of</text:span> pause<text:span text:style-name="T58">s were</text:span> necessary to <text:span text:style-name="T69">differentiate a pause between letters from a pause between words.</text:span></text:p>
      <text:p text:style-name="P99"/>
      <text:p text:style-name="P98">[TABLE OF <text:span text:style-name="T58">BASIC ALPHABET OF TELEGRAPHY:</text:span> DOT, DASH, SPACE<text:span text:style-name="T58">S</text:span>]</text:p>
      <text:p text:style-name="P98"/>
      <text:p text:style-name="P100">These four symbols comprise the basic alphabet of telegraphy, but we also need a way to translate this basic alphabet into English letters, much as we did for our system of lights earlier. <text:span text:style-name="T92">I</text:span>t is not too difficult to create such a table:</text:p>
      <text:p text:style-name="P101"/>
      <text:p text:style-name="P101">[Morse code table]</text:p>
      <text:p text:style-name="P101"/>
      <text:p text:style-name="P102"><text:span text:style-name="T53">Armed with this system, the telegraph </text:span><text:span text:style-name="T54">is</text:span><text:span text:style-name="T53"> transformed from a </text:span><text:soft-page-break/><text:span text:style-name="T55">meaningless</text:span><text:span text:style-name="T53"> </text:span><text:span text:style-name="T54">single-signal</text:span><text:span text:style-name="T53"> transmission device into the world's first </text:span><text:span text:style-name="T56">widespread</text:span><text:span text:style-name="T53"> telecommunication technology.</text:span></text:p>
      <text:p text:style-name="P102"/>
      <text:p text:style-name="P103"><text:span text:style-name="T53">And the Morse system has the advantage that only a single circuit is needed to communicate. Unlike the more complex designs of Cooke and Wheatstone (as well as Morse's earlier systems), the telegraph which became the standard did not require several wires across multiple circuits to be synchronized, </text:span><text:span text:style-name="T57">cutting down the complexity of the system significantly.</text:span></text:p>
      <text:p text:style-name="P47"/>
      <text:p text:style-name="P50"><text:span text:style-name="T68">2.4 Cables, </text:span>Electromagnets, <text:span text:style-name="T68">and Relays</text:span></text:p>
      <text:p text:style-name="P50"/>
      <text:p text:style-name="P53">We now have a basic high level understanding of how the telegraph works, but <text:span text:style-name="T70">before dismissing this topic as fully understood,</text:span> it's worth pausing to take stock of <text:span text:style-name="T94">some questions highlighting what we do NOT yet know:</text:span></text:p>
      <text:p text:style-name="P53"/>
      <text:p text:style-name="P53">How does a sounder work?</text:p>
      <text:p text:style-name="P53">Will the telegraph work at arbitrarily long distances?</text:p>
      <text:p text:style-name="P53">How many wires are needed to be laid between point A and point B? </text:p>
      <text:p text:style-name="P53">How fast does it take for information to travel from one end to another?</text:p>
      <text:p text:style-name="P54"><text:span text:style-name="T93">How reliable are wires?</text:span></text:p>
      <text:p text:style-name="P54">How are wires protected?</text:p>
      <text:p text:style-name="P54"/>
      <text:p text:style-name="P60"><text:span text:style-name="T106">This is of course a small subset of unknowns. It's good practice to try to think precisely about what you do NOT understand, especially if you aren't used to reading technical texts. </text:span></text:p>
      <text:p text:style-name="P60"/>
      <text:p text:style-name="P60"><text:span text:style-name="T107">Exercise: formulate</text:span> some more <text:span text:style-name="T95">open </text:span>questions. </text:p>
      <text:p text:style-name="P59"/>
      <text:p text:style-name="P59">For readers interested in the fundamentals of electricity and magnetism, I encourage you to read <text:span text:style-name="T95">a good introductory text such as [INSERT TEXT]. Here I will gloss over the details, relying instead on a high level understanding of electricity as a thing that flows through wires made from conducting metals like copper. This understanding will be fleshed out somewhat in later chapters, but the basics of electricity and magnetism will not be covered.</text:span></text:p>
      <text:p text:style-name="P59"/>
      <text:p text:style-name="P61">Of course, electricity was not that well understood during the 1830s and 1840s when telegraphy was starting to take off; it would be 30 years before the work of James Clerk Maxwell and others paved the way for our modern understanding of the<text:span text:style-name="T96">se</text:span> topic<text:span text:style-name="T96">s</text:span>.</text:p>
      <text:p text:style-name="P61"/>
      <text:p text:style-name="P64">There were, however, several use cases that telegraphy had to solve:</text:p>
      <text:p text:style-name="P64"/>
      <text:p text:style-name="P65">It had to work reliably.</text:p>
      <text:p text:style-name="P64"><text:span text:style-name="T97">It had to work over long distances.</text:span></text:p>
      <text:p text:style-name="P66">It had to work over large bodies of water.</text:p>
      <text:p text:style-name="P66"/>
      <text:p text:style-name="P66"><text:span text:style-name="T100">Morse's first successful proof of concept of the electrical telegraph occurred in 1844 between Baltimore and Washington, DC, but it wasn't until</text:span> 1858 <text:span text:style-name="T100">that </text:span>the first transatlantic telegraph cable was laid, ushering in the dawn of a new information age of instantaneous cross-continent communication.</text:p>
      <text:p text:style-name="P65"/>
      <text:p text:style-name="P68"><text:soft-page-break/>Reliability was the first challenge. Naked <text:span text:style-name="T98">copper wires were not sustainable as a transport mechanism over long distances for a variety of reasons (for one, they could be severed too easily), and it became clear that proper cables should be made for telegraphs to function at scale. In particular, telegraph wires going under large bodies of water required significant cabling. </text:span></text:p>
      <text:p text:style-name="P68"/>
      <text:p text:style-name="P68"><text:span text:style-name="T98">Surrounding the thin copper wire with a strong metal like iron didn't seem to allow the telegraph to function (this was due to electrical interference, which was not well understood at the time).</text:span></text:p>
      <text:p text:style-name="P67"/>
      <text:p text:style-name="P70">Fortunately, \emph{gutta-percha} was discovered by the industrial world in 1843 <text:span text:style-name="T108">and at the time became a household name</text:span>. This tree sap known for producing a naturally rigid latex became the Victorian era's equivalent of plastic today, and among its myriad uses was <text:span text:style-name="T103">as an insulator surrounding</text:span> raw copper <text:span text:style-name="T99">telegraph </text:span>wire<text:span text:style-name="T99">s. The gutta-percha in turn was often wrapped in rubber, and then an outer layer or iron or steel, creating a cable whose cross section looked like this:</text:span></text:p>
      <text:p text:style-name="P70"/>
      <text:p text:style-name="P71">[IMAGE]</text:p>
      <text:p text:style-name="P70"/>
      <text:p text:style-name="P74"><text:span text:style-name="T109">When it came to making telegraph cables</text:span>, <text:span text:style-name="T113">there were a lot of open questions. How thick should the copper wire be? Some batteries were also known to be more powerful than others – in modern terms, they were higher voltage – but how powerful should the battery be? The engineers involved in these early projects to expand the range of the telegraph often landed on reasonable ad hoc solutions using trial and error, though it would take decades before the theory caught up and the operation of the telegraph was well understood. </text:span></text:p>
      <text:p text:style-name="P73"/>
      <text:p text:style-name="P76"><text:span text:style-name="T112">And de</text:span>spite the best efforts to expand the range of <text:span text:style-name="T110">a single telegraph circuit</text:span>, the degradation of the signal over longer and longer distances <text:span text:style-name="T110">was a fact of life. To deal with this, </text:span></text:p>
      <text:p text:style-name="P73"/>
      <text:p text:style-name="P55"/>
      <text:p text:style-name="P55">--</text:p>
      <text:p text:style-name="P57">IAMHERE LINE</text:p>
      <text:p text:style-name="P57"/>
      <text:p text:style-name="P57"/>
      <text:p text:style-name="P62"/>
      <text:p text:style-name="P61"/>
      <text:p text:style-name="P58"/>
      <text:p text:style-name="P58"/>
      <text:p text:style-name="P58"/>
      <text:p text:style-name="P56"/>
      <text:p text:style-name="P52"/>
      <text:p text:style-name="P46"/>
      <text:p text:style-name="P49"/>
      <text:p text:style-name="P41"/>
      <text:p text:style-name="P41"/>
      <text:p text:style-name="P40"/>
      <text:p text:style-name="P40"/>
      <text:p text:style-name="P51">GARBAGE BELOW HERE</text:p>
      <text:p text:style-name="P40">-----</text:p>
      <text:p text:style-name="P40"/>
      <text:p text:style-name="P68"><text:span text:style-name="T98">both due to damage and electrical interference. The latter phenomenon </text:span><text:soft-page-break/><text:span text:style-name="T98">was not well understood at the time, but regardless</text:span></text:p>
      <text:p text:style-name="P40"/>
      <text:p text:style-name="P40">sdf</text:p>
      <text:p text:style-name="P40"/>
      <text:p text:style-name="P74"><text:span text:style-name="T101">One early win was significant: despite the diagram of a simple circuit above, it turned out that only a single wire was needed. </text:span></text:p>
      <text:p text:style-name="P74"/>
      <text:p text:style-name="P74"/>
      <text:p text:style-name="P75">Of course through these techniques, engineers were trying to </text:p>
      <text:p text:style-name="P72"/>
      <text:p text:style-name="P72"/>
      <text:p text:style-name="P72">In addition to <text:span text:style-name="T102">questions surrounding </text:span>cabl<text:span text:style-name="T102">ing to transmit a signal as far as possible</text:span></text:p>
      <text:p text:style-name="P72"/>
      <text:p text:style-name="P72"><text:span text:style-name="T102">, it was </text:span></text:p>
      <text:p text:style-name="P69"/>
      <text:p text:style-name="P63"/>
      <text:p text:style-name="P35"/>
      <text:p text:style-name="P35"/>
      <text:p text:style-name="P35"/>
      <text:p text:style-name="P35"/>
      <text:p text:style-name="P86">Recall that when the switch in our circuit is closed, electricity flows and the light turns on:</text:p>
      <text:p text:style-name="P86"/>
      <text:p text:style-name="P86">[DIAGRAM]</text:p>
      <text:p text:style-name="P86"/>
      <text:p text:style-name="P87"><text:span text:style-name="T34">This means that by turning the switch on and off</text:span>, <text:span text:style-name="T34">a person</text:span> can cause <text:span text:style-name="T35">our</text:span> light to go on and off <text:span text:style-name="T34">in some far away location</text:span>. <text:span text:style-name="T34">This was the core functionality of the telegraph, with a few modifications. The switch was closed by default but would open when an operator pressed down on a key. This </text:span><text:span text:style-name="T36">telegraph key</text:span><text:span text:style-name="T39"> was the transmitter in the system and it looked like this:</text:span></text:p>
      <text:p text:style-name="P87"/>
      <text:p text:style-name="P88">[Illustration of telegraph key]</text:p>
      <text:p text:style-name="P88"/>
      <text:p text:style-name="P88">When the key was pressed, the switch was <text:span text:style-name="T40">opened</text:span> and the flow of electricity was <text:span text:style-name="T40">stopped</text:span>. Telegraph operators would tap out messages with this single key in a specified manner (which we'll discuss shortly), and the receiver would be able to capture those signals. <text:span text:style-name="T41">You might wonder why it was set up so that the switch was closed by default, instead of open by default. The reason is that by having electricity continually flowing through the circuit, it was easy to detect any issues with the system, for example a wire that had been damaged. If you had the switch open by default, then the receiver could not differentiate between a slow day and a damaged wire.</text:span></text:p>
      <text:p text:style-name="P88"/>
      <text:p text:style-name="P88">So far we've been assuming the receiver would capture the signals by looking at a light bulb go on and off. However, t<text:span text:style-name="T35">he light bulb was not invented until the 1890s, so Morse and his fellow inventors in the 1830s and 1840s had to come up with another mechanism to alert the receiver that electricity was flowing through the </text:span>circuit<text:span text:style-name="T35">. There were several incarnations of receiver technology, but the one that was eventually settled on was a </text:span><text:span text:style-name="T37">sounder</text:span><text:span text:style-name="T42">.</text:span></text:p>
      <text:p text:style-name="P88"/>
      <text:p text:style-name="P89">To understand how a sounder works, we must first talk briefly about electromagnets. An electromagnet is basically a piece of iron with tightly coiled wire around it: </text:p>
      <text:p text:style-name="P89"/>
      <text:p text:style-name="P89">[Illustration of electromagnet]</text:p>
      <text:p text:style-name="P89"/>
      <text:p text:style-name="P89"><text:soft-page-break/>In the early 18<text:span text:style-name="T2">th</text:span> century, experiments were conducted which demonstrated that when an electrical current ran through the wire, the piece of iron <text:span text:style-name="T43">generated a magnetic field, and other metals were attracted to it. The first widespread use of an electromagnet was in a telegraph sounder, which diagrammatically looks like this:</text:span></text:p>
      <text:p text:style-name="P89"/>
      <text:p text:style-name="P90">[Image of sounder]</text:p>
      <text:p text:style-name="P90"/>
      <text:p text:style-name="P90">When a current flows through, the electromagnetic <text:span text:style-name="T44">is active and the latch is pulled down, creating a “click” sound. When the current stops flowing through, the latch returns to its original position, creating a different “clack” sound. By listening to the clicks and clacks via a sounder, telegraph operators could hear when someone on the other end of the line had pressed the telegraph key, as well as when that person had released the telegraph key.</text:span></text:p>
      <text:p text:style-name="P90"/>
      <text:p text:style-name="P91">So our updated diagram of the telegraph looks like this:</text:p>
      <text:p text:style-name="P91"/>
      <text:p text:style-name="P91">[Telegraph diagram with 2 wires]</text:p>
      <text:p text:style-name="P91"/>
      <text:p text:style-name="P91">There is a second catch. The diagram above has 2 wires <text:span text:style-name="T45">between the receiver and the sounder – to complete the circuit, one needs a return path, which in the diagram above is provided by the bottom half of the circuit.</text:span> <text:span text:style-name="T46">A telegraph could be built this way. But a</text:span>s it turns out, <text:span text:style-name="T46">only one wire is needed. This mystified scientists at the time, and they named the phenomenon “ground return” since they believed that the current was flowing back through the Earth.</text:span></text:p>
      <text:p text:style-name="P91"/>
      <text:p text:style-name="P92">In actuality, the Earth is a good conductor and a great pool of free electrons (this is sometimes called a “sink”), <text:span text:style-name="T47">so sticking a pole into the ground and attaching it to the positive end of a battery will allow current to flow through. We will draw the new telegraph circuit with a </text:span><text:span text:style-name="T38">ground return</text:span><text:span text:style-name="T47"> as in the diagram below, noting that the name has unfortunately stuck even though it is a misnomer:</text:span></text:p>
      <text:p text:style-name="P92"/>
      <text:p text:style-name="P93">[DIAGRAM]</text:p>
      <text:p text:style-name="P93"/>
      <text:p text:style-name="P37">Voila! This is the basic operation of the electrical telegraph; <text:span text:style-name="T33">one operator sat at one end tapping out messages via the telegraph key, and another sat on the other end listening to and decoding the messages via a sounder.</text:span></text:p>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3T20:14:11.726878163</meta:creation-date>
    <dc:date>2015-10-28T23:47:01.087642133</dc:date>
    <meta:editing-duration>P14DT6H41M36S</meta:editing-duration>
    <meta:editing-cycles>194</meta:editing-cycles>
    <meta:generator>LibreOffice/4.2.8.2$Linux_X86_64 LibreOffice_project/420m0$Build-2</meta:generator>
    <meta:document-statistic meta:table-count="0" meta:image-count="0" meta:object-count="0" meta:page-count="13" meta:paragraph-count="198" meta:word-count="5118" meta:character-count="30633" meta:non-whitespace-character-count="25659"/>
  </office:meta>
</office:document-meta>
</file>